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6pt" style:font-size-asian="6pt" style:font-size-complex="6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6pt" officeooo:rsid="0021fa68" officeooo:paragraph-rsid="0021fa68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6pt" officeooo:rsid="001eab6f" officeooo:paragraph-rsid="001eab6f" style:font-size-asian="6pt" style:font-size-complex="6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6pt" style:font-size-asian="6pt" style:font-size-complex="6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6pt" officeooo:rsid="002ad6e0" officeooo:paragraph-rsid="002ad6e0" style:font-size-asian="6pt" style:font-size-complex="6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6pt" officeooo:rsid="00300c2b" officeooo:paragraph-rsid="00300c2b" style:font-size-asian="6pt" style:font-size-complex="6pt"/>
    </style:style>
    <style:style style:name="T1" style:family="text">
      <style:text-properties officeooo:rsid="00230ad5"/>
    </style:style>
    <style:style style:name="T2" style:family="text">
      <style:text-properties officeooo:rsid="002424b5"/>
    </style:style>
    <style:style style:name="T3" style:family="text">
      <style:text-properties officeooo:rsid="0025eede"/>
    </style:style>
    <style:style style:name="T4" style:family="text">
      <style:text-properties officeooo:rsid="00274475"/>
    </style:style>
    <style:style style:name="T5" style:family="text">
      <style:text-properties officeooo:rsid="00293250"/>
    </style:style>
    <style:style style:name="T6" style:family="text">
      <style:text-properties officeooo:rsid="002cd14f"/>
    </style:style>
    <style:style style:name="T7" style:family="text">
      <style:text-properties officeooo:rsid="002fedd7"/>
    </style:style>
    <style:style style:name="T8" style:family="text">
      <style:text-properties officeooo:rsid="0030f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 do</text:p>
      <text:p text:style-name="P1"/>
      <text:p text:style-name="P2">[ ] Loading screen</text:p>
      <text:p text:style-name="P2">[<text:span text:style-name="T6">x</text:span>] Saving screen</text:p>
      <text:p text:style-name="P2">[<text:span text:style-name="T2">x</text:span>] Show how much XP was gained after a battle</text:p>
      <text:p text:style-name="P2">[ ] Better death scene</text:p>
      <text:p text:style-name="P2">[ ] Game over music</text:p>
      <text:p text:style-name="P2">[ ] Add help screen, show when starting the game</text:p>
      <text:p text:style-name="P2">[ ] Battle animations (flickering or explosions)</text:p>
      <text:p text:style-name="P2">[ ] Show player in battle</text:p>
      <text:p text:style-name="P2">[ ] Mouse input</text:p>
      <text:p text:style-name="P2">[ ] Find a different title screen font</text:p>
      <text:p text:style-name="P2">[ ] Continue, load, new game &amp; options</text:p>
      <text:p text:style-name="P2">[ ] An Easter egg of some sort</text:p>
      <text:p text:style-name="P2">[ ] Level XP bar</text:p>
      <text:p text:style-name="P2">[<text:span text:style-name="T3">x]</text:span> Virtual store</text:p>
      <text:p text:style-name="P2">[<text:span text:style-name="T8">x</text:span>] Larger areas</text:p>
      <text:p text:style-name="P8">[ ] statuses</text:p>
      <text:p text:style-name="P2">[ ] Options menu</text:p>
      <text:p text:style-name="P2">[ ] Cool logo before title screen</text:p>
      <text:p text:style-name="P2">[ ] Header <text:span text:style-name="T1">comment </text:span>on all classes</text:p>
      <text:p text:style-name="P2">[ ] Fix keyboard input</text:p>
      <text:p text:style-name="P2">[ ] Allow Unicode characters for keyboard input</text:p>
      <text:p text:style-name="P2">[ ] Don’t allow users to overwrite other save files by creating a new one</text:p>
      <text:p text:style-name="P2">[ ] Better name for game</text:p>
      <text:p text:style-name="P2">[<text:span text:style-name="T5">x</text:span>] Good time balance</text:p>
      <text:p text:style-name="P2">[ ] Sleep at beds as well, less hunger &amp; hydration loss</text:p>
      <text:p text:style-name="P2">[ ] Have overeating as a possibility, as well as overhydrating and oversleeping</text:p>
      <text:p text:style-name="P2">[ ] Sleep option, lose hunger &amp; hydration as a tradeoff though</text:p>
      <text:p text:style-name="P2">[ ] Custom radio songs</text:p>
      <text:p text:style-name="P2">[ ] Show hints during loading screen</text:p>
      <text:p text:style-name="P2">[ ] Custom currency</text:p>
      <text:p text:style-name="P3">[ ] warn player when their hp is low</text:p>
      <text:p text:style-name="P2">[ ] Female gender</text:p>
      <text:p text:style-name="P2">[ ] Choose gender when creating a new game</text:p>
      <text:p text:style-name="P2">[ ] Better title screen (has options)</text:p>
      <text:p text:style-name="P2">[ ] Radio</text:p>
      <text:p text:style-name="P2">[ ] Disallow the player from setting their name &gt; 18 characters</text:p>
      <text:p text:style-name="P4">[ ] Warn them too</text:p>
      <text:p text:style-name="P2">[<text:span text:style-name="T4">x</text:span>] Fix left and right swaps with directions</text:p>
      <text:p text:style-name="P2">[ ] Document every line that isn’t explicit enough</text:p>
      <text:p text:style-name="P2">[ ] fade in method</text:p>
      <text:p text:style-name="P2">[ ] fade out method</text:p>
      <text:p text:style-name="P2">[ ] updateIgnoreList ← fix name</text:p>
      <text:p text:style-name="P7">[ ] overeating</text:p>
      <text:p text:style-name="P7">[ ] undereating</text:p>
      <text:p text:style-name="P7">[ ] store prices lower/ra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ejaVu Sans1" style:font-family-complex="'DejaVu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ejaVu Sans1" style:font-family-complex="'DejaVu Sans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56:00</meta:creation-date>
    <meta:initial-creator>SEBASTIAN S DESAULNIERS</meta:initial-creator>
    <dc:language>en-US</dc:language>
    <dc:date>2018-01-17T15:44:26.829267300</dc:date>
    <meta:editing-cycles>41</meta:editing-cycles>
    <meta:editing-duration>PT19H15M4S</meta:editing-duration>
    <meta:generator>LibreOffice/5.4.4.2$Linux_X86_64 LibreOffice_project/40m0$Build-2</meta:generator>
    <meta:document-statistic meta:table-count="0" meta:image-count="0" meta:object-count="0" meta:page-count="1" meta:paragraph-count="46" meta:word-count="296" meta:character-count="1412" meta:non-whitespace-character-count="1162"/>
    <meta:user-defined meta:name="AppVersion">16.0000</meta:user-defined>
    <meta:user-defined meta:name="Company">Durham District School Bo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